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0ce3dd" officeooo:paragraph-rsid="000ce3dd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Standard">
      <style:paragraph-properties fo:text-align="end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officeooo:rsid="003068fd" officeooo:paragraph-rsid="003068fd" style:font-size-asian="13.1000003814697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0" style:family="paragraph" style:parent-style-name="Standard">
      <style:text-properties officeooo:rsid="002eeee4" officeooo:paragraph-rsid="002eeee4"/>
    </style:style>
    <style:style style:name="P11" style:family="paragraph" style:parent-style-name="Standard">
      <style:paragraph-properties fo:text-align="end" style:justify-single-word="false" fo:break-before="pag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12" style:family="paragraph" style:parent-style-name="Text_20_body">
      <style:text-properties style:text-underline-style="none" officeooo:rsid="0019a581" officeooo:paragraph-rsid="0019a581"/>
    </style:style>
    <style:style style:name="P13" style:family="paragraph" style:parent-style-name="Text_20_body">
      <style:text-properties style:text-underline-style="none" officeooo:rsid="001b1989" officeooo:paragraph-rsid="001b1989"/>
    </style:style>
    <style:style style:name="P14" style:family="paragraph" style:parent-style-name="Text_20_body">
      <style:text-properties style:text-underline-style="none" officeooo:paragraph-rsid="001b1989"/>
    </style:style>
    <style:style style:name="P15" style:family="paragraph" style:parent-style-name="Text_20_body">
      <style:text-properties style:text-underline-style="none" officeooo:paragraph-rsid="001bb86e"/>
    </style:style>
    <style:style style:name="P16" style:family="paragraph" style:parent-style-name="Text_20_body">
      <style:text-properties style:text-underline-style="none" officeooo:rsid="00241482" officeooo:paragraph-rsid="00241482"/>
    </style:style>
    <style:style style:name="P17" style:family="paragraph" style:parent-style-name="Text_20_body">
      <style:text-properties officeooo:rsid="0019db7b" officeooo:paragraph-rsid="0019db7b"/>
    </style:style>
    <style:style style:name="P18" style:family="paragraph" style:parent-style-name="Text_20_body">
      <style:text-properties officeooo:paragraph-rsid="001b1989"/>
    </style:style>
    <style:style style:name="P19" style:family="paragraph" style:parent-style-name="Text_20_body">
      <style:text-properties officeooo:rsid="001b1989" officeooo:paragraph-rsid="001b1989"/>
    </style:style>
    <style:style style:name="P20" style:family="paragraph" style:parent-style-name="Text_20_body">
      <style:text-properties fo:color="#0000cc" officeooo:rsid="0019db7b" officeooo:paragraph-rsid="001c0459"/>
    </style:style>
    <style:style style:name="P21" style:family="paragraph" style:parent-style-name="Text_20_body">
      <style:text-properties fo:color="#0000cc" officeooo:rsid="0019db7b" officeooo:paragraph-rsid="0034083b"/>
    </style:style>
    <style:style style:name="P22" style:family="paragraph" style:parent-style-name="Text_20_body">
      <style:text-properties fo:color="#0000cc" officeooo:rsid="0019db7b" officeooo:paragraph-rsid="00371e2c"/>
    </style:style>
    <style:style style:name="P23" style:family="paragraph" style:parent-style-name="Text_20_body">
      <style:text-properties fo:color="#0000cc" officeooo:paragraph-rsid="0033f141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text-properties officeooo:rsid="002b3ff7" officeooo:paragraph-rsid="002b3ff7"/>
    </style:style>
    <style:style style:name="P26" style:family="paragraph" style:parent-style-name="Text_20_body">
      <style:paragraph-properties fo:text-align="start" style:justify-single-word="false"/>
      <style:text-properties officeooo:rsid="002b3ff7" officeooo:paragraph-rsid="002b3ff7"/>
    </style:style>
    <style:style style:name="P27" style:family="paragraph" style:parent-style-name="Text_20_body">
      <style:text-properties officeooo:rsid="002c6872" officeooo:paragraph-rsid="002c6872"/>
    </style:style>
    <style:style style:name="P28" style:family="paragraph" style:parent-style-name="Text_20_body">
      <style:text-properties officeooo:rsid="002ca770" officeooo:paragraph-rsid="002ca770"/>
    </style:style>
    <style:style style:name="P29" style:family="paragraph" style:parent-style-name="Text_20_body">
      <style:text-properties officeooo:rsid="002e4398" officeooo:paragraph-rsid="002e4398"/>
    </style:style>
    <style:style style:name="P30" style:family="paragraph" style:parent-style-name="Text_20_body">
      <style:text-properties officeooo:rsid="002eeee4" officeooo:paragraph-rsid="002eeee4"/>
    </style:style>
    <style:style style:name="P31" style:family="paragraph" style:parent-style-name="Text_20_body">
      <style:text-properties officeooo:rsid="003068fd" officeooo:paragraph-rsid="003068fd"/>
    </style:style>
    <style:style style:name="P32" style:family="paragraph" style:parent-style-name="Text_20_body">
      <style:text-properties fo:color="#000000" officeooo:paragraph-rsid="0033f141"/>
    </style:style>
    <style:style style:name="P33" style:family="paragraph" style:parent-style-name="Text_20_body">
      <style:text-properties fo:color="#000000" officeooo:rsid="0019db7b" officeooo:paragraph-rsid="00371e2c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text-align="center" style:justify-single-word="false" fo:break-before="page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fa39d"/>
    </style:style>
    <style:style style:name="T2" style:family="text">
      <style:text-properties officeooo:rsid="00104f1b"/>
    </style:style>
    <style:style style:name="T3" style:family="text">
      <style:text-properties officeooo:rsid="0019a581"/>
    </style:style>
    <style:style style:name="T4" style:family="text">
      <style:text-properties officeooo:rsid="0019db7b"/>
    </style:style>
    <style:style style:name="T5" style:family="text">
      <style:text-properties officeooo:rsid="0023835d"/>
    </style:style>
    <style:style style:name="T6" style:family="text">
      <style:text-properties officeooo:rsid="00245613"/>
    </style:style>
    <style:style style:name="T7" style:family="text">
      <style:text-properties officeooo:rsid="00260563"/>
    </style:style>
    <style:style style:name="T8" style:family="text">
      <style:text-properties officeooo:rsid="00277ef8"/>
    </style:style>
    <style:style style:name="T9" style:family="text">
      <style:text-properties fo:font-weight="bold"/>
    </style:style>
    <style:style style:name="T10" style:family="text">
      <style:text-properties fo:font-style="italic" fo:font-weight="bold"/>
    </style:style>
    <style:style style:name="T11" style:family="text">
      <style:text-properties officeooo:rsid="0033f141"/>
    </style:style>
    <style:style style:name="T12" style:family="text">
      <style:text-properties officeooo:rsid="0035965f"/>
    </style:style>
    <style:style style:name="T13" style:family="text">
      <style:text-properties officeooo:rsid="00371e2c"/>
    </style:style>
    <style:style style:name="T14" style:family="text">
      <style:text-properties fo:color="#000000" officeooo:rsid="00371e2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4">PROJET <text:span text:style-name="T3">Java JEE</text:span></text:p>
      <text:p text:style-name="P2"/>
      <text:p text:style-name="P2"/>
      <text:p text:style-name="P3">Application de gestion <text:span text:style-name="T3">de collection de bandes dessiné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Ludwig Eberstein</text:p>
      <text:p text:style-name="P8">Myriam Cambon</text:p>
      <text:p text:style-name="P8">Ayoub Eddaoudi</text:p>
      <text:p text:style-name="P8">Abdelkader Sakhi</text:p>
      <text:p text:style-name="P7">LDNR 2016 - 2017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6">Table des matières</text:p>
          </text:index-title>
          <text:p text:style-name="P37"><text:a xlink:type="simple" xlink:href="#__RefHeading__585_1934568644" text:style-name="Index_20_Link" text:visited-style-name="Index_20_Link">Formalisation du besoin<text:tab/>3</text:a></text:p>
          <text:p text:style-name="P38"><text:a xlink:type="simple" xlink:href="#__RefHeading__417_1934568644" text:style-name="Index_20_Link" text:visited-style-name="Index_20_Link">Description du projet<text:tab/>3</text:a></text:p>
          <text:p text:style-name="P39"><text:a xlink:type="simple" xlink:href="#__RefHeading__419_1934568644" text:style-name="Index_20_Link" text:visited-style-name="Index_20_Link">Objectif<text:tab/>3</text:a></text:p>
          <text:p text:style-name="P39"><text:a xlink:type="simple" xlink:href="#__RefHeading__421_1934568644" text:style-name="Index_20_Link" text:visited-style-name="Index_20_Link">Demandeur<text:tab/>3</text:a></text:p>
          <text:p text:style-name="P39"><text:a xlink:type="simple" xlink:href="#__RefHeading__423_1934568644" text:style-name="Index_20_Link" text:visited-style-name="Index_20_Link">Existant<text:tab/>3</text:a></text:p>
          <text:p text:style-name="P39"><text:a xlink:type="simple" xlink:href="#__RefHeading__425_1934568644" text:style-name="Index_20_Link" text:visited-style-name="Index_20_Link">Description générale<text:tab/>3</text:a></text:p>
          <text:p text:style-name="P39"><text:a xlink:type="simple" xlink:href="#__RefHeading__427_1934568644" text:style-name="Index_20_Link" text:visited-style-name="Index_20_Link">Utilisateurs<text:tab/>3</text:a></text:p>
          <text:p text:style-name="P38"><text:a xlink:type="simple" xlink:href="#__RefHeading__429_1934568644" text:style-name="Index_20_Link" text:visited-style-name="Index_20_Link">Description des fonctionnalités<text:tab/>3</text:a></text:p>
          <text:p text:style-name="P39"><text:a xlink:type="simple" xlink:href="#__RefHeading__431_1934568644" text:style-name="Index_20_Link" text:visited-style-name="Index_20_Link">Fonctionnalités minimale attendues<text:tab/>3</text:a></text:p>
          <text:p text:style-name="P38"><text:a xlink:type="simple" xlink:href="#__RefHeading__433_1934568644" text:style-name="Index_20_Link" text:visited-style-name="Index_20_Link">Informations utiles<text:tab/>4</text:a></text:p>
          <text:p text:style-name="P39"><text:a xlink:type="simple" xlink:href="#__RefHeading__435_1934568644" text:style-name="Index_20_Link" text:visited-style-name="Index_20_Link">Nombre d'utilisateurs<text:tab/>4</text:a></text:p>
          <text:p text:style-name="P39"><text:a xlink:type="simple" xlink:href="#__RefHeading__437_1934568644" text:style-name="Index_20_Link" text:visited-style-name="Index_20_Link">Nombre d'administrateurs<text:tab/>4</text:a></text:p>
          <text:p text:style-name="P39"><text:a xlink:type="simple" xlink:href="#__RefHeading__439_1934568644" text:style-name="Index_20_Link" text:visited-style-name="Index_20_Link">Volumétrie<text:tab/>4</text:a></text:p>
          <text:p text:style-name="P39"><text:a xlink:type="simple" xlink:href="#__RefHeading__441_1934568644" text:style-name="Index_20_Link" text:visited-style-name="Index_20_Link">Sauvegarde<text:tab/>4</text:a></text:p>
          <text:p text:style-name="P39"><text:a xlink:type="simple" xlink:href="#__RefHeading__443_1934568644" text:style-name="Index_20_Link" text:visited-style-name="Index_20_Link">Indisponibilité<text:tab/>4</text:a></text:p>
          <text:p text:style-name="P39"><text:a xlink:type="simple" xlink:href="#__RefHeading__445_1934568644" text:style-name="Index_20_Link" text:visited-style-name="Index_20_Link">Sécurité<text:tab/>4</text:a></text:p>
          <text:p text:style-name="P38"><text:a xlink:type="simple" xlink:href="#__RefHeading__447_1934568644" text:style-name="Index_20_Link" text:visited-style-name="Index_20_Link">Moyens mis en œuvre<text:tab/>5</text:a></text:p>
          <text:p text:style-name="P39"><text:a xlink:type="simple" xlink:href="#__RefHeading__449_1934568644" text:style-name="Index_20_Link" text:visited-style-name="Index_20_Link">Budget<text:tab/>5</text:a></text:p>
          <text:p text:style-name="P39"><text:a xlink:type="simple" xlink:href="#__RefHeading__451_1934568644" text:style-name="Index_20_Link" text:visited-style-name="Index_20_Link">Formation<text:tab/>5</text:a></text:p>
          <text:p text:style-name="P39"><text:a xlink:type="simple" xlink:href="#__RefHeading__453_1934568644" text:style-name="Index_20_Link" text:visited-style-name="Index_20_Link">Ressources humaines<text:tab/>5</text:a></text:p>
          <text:p text:style-name="P37"><text:a xlink:type="simple" xlink:href="#__RefHeading__587_1934568644" text:style-name="Index_20_Link" text:visited-style-name="Index_20_Link">Cahier des Charges détaillé<text:tab/>6</text:a></text:p>
          <text:p text:style-name="P38"><text:a xlink:type="simple" xlink:href="#__RefHeading__455_1934568644" text:style-name="Index_20_Link" text:visited-style-name="Index_20_Link">Description générale<text:tab/>6</text:a></text:p>
          <text:p text:style-name="P39"><text:a xlink:type="simple" xlink:href="#__RefHeading__457_1934568644" text:style-name="Index_20_Link" text:visited-style-name="Index_20_Link">Objectif<text:tab/>6</text:a></text:p>
          <text:p text:style-name="P39"><text:a xlink:type="simple" xlink:href="#__RefHeading__459_1934568644" text:style-name="Index_20_Link" text:visited-style-name="Index_20_Link">Principes généraux<text:tab/>6</text:a></text:p>
          <text:p text:style-name="P38"><text:a xlink:type="simple" xlink:href="#__RefHeading__461_1934568644" text:style-name="Index_20_Link" text:visited-style-name="Index_20_Link">Description des fonctionnalités<text:tab/>6</text:a></text:p>
          <text:p text:style-name="P39"><text:a xlink:type="simple" xlink:href="#__RefHeading__463_1934568644" text:style-name="Index_20_Link" text:visited-style-name="Index_20_Link">Description des flux<text:tab/>6</text:a></text:p>
          <text:p text:style-name="P39"><text:a xlink:type="simple" xlink:href="#__RefHeading__465_1934568644" text:style-name="Index_20_Link" text:visited-style-name="Index_20_Link">Story board<text:tab/>6</text:a></text:p>
          <text:p text:style-name="P39"><text:a xlink:type="simple" xlink:href="#__RefHeading__467_1934568644" text:style-name="Index_20_Link" text:visited-style-name="Index_20_Link">Données<text:tab/>7</text:a></text:p>
          <text:p text:style-name="P37"><text:a xlink:type="simple" xlink:href="#__RefHeading__833_1934568644" text:style-name="Index_20_Link" text:visited-style-name="Index_20_Link">Spécifications techniques<text:tab/>8</text:a></text:p>
          <text:p text:style-name="P38"><text:a xlink:type="simple" xlink:href="#__RefHeading__835_1934568644" text:style-name="Index_20_Link" text:visited-style-name="Index_20_Link">Spécifications logicielles<text:tab/>8</text:a></text:p>
          <text:p text:style-name="P39"><text:a xlink:type="simple" xlink:href="#__RefHeading__837_1934568644" text:style-name="Index_20_Link" text:visited-style-name="Index_20_Link">Algorithmes<text:tab/>8</text:a></text:p>
          <text:p text:style-name="P39"><text:a xlink:type="simple" xlink:href="#__RefHeading__839_1934568644" text:style-name="Index_20_Link" text:visited-style-name="Index_20_Link">Règles de nommage<text:tab/>8</text:a></text:p>
          <text:p text:style-name="P39"><text:a xlink:type="simple" xlink:href="#__RefHeading__841_1934568644" text:style-name="Index_20_Link" text:visited-style-name="Index_20_Link">Structure des répertoires<text:tab/>8</text:a></text:p>
          <text:p text:style-name="P39"><text:a xlink:type="simple" xlink:href="#__RefHeading__843_1934568644" text:style-name="Index_20_Link" text:visited-style-name="Index_20_Link">Informations complémentaires<text:tab/>8</text:a></text:p>
          <text:p text:style-name="P38"><text:a xlink:type="simple" xlink:href="#__RefHeading__845_1934568644" text:style-name="Index_20_Link" text:visited-style-name="Index_20_Link">Spécifications Données<text:tab/>8</text:a></text:p>
          <text:p text:style-name="P39"><text:a xlink:type="simple" xlink:href="#__RefHeading__847_1934568644" text:style-name="Index_20_Link" text:visited-style-name="Index_20_Link">Description des données<text:tab/>8</text:a></text:p>
          <text:p text:style-name="P39"><text:a xlink:type="simple" xlink:href="#__RefHeading__849_1934568644" text:style-name="Index_20_Link" text:visited-style-name="Index_20_Link">Structure<text:tab/>8</text:a></text:p>
          <text:p text:style-name="P38"><text:a xlink:type="simple" xlink:href="#__RefHeading__851_1934568644" text:style-name="Index_20_Link" text:visited-style-name="Index_20_Link">Interface/flux<text:tab/>8</text:a></text:p>
          <text:p text:style-name="P39"><text:a xlink:type="simple" xlink:href="#__RefHeading__853_1934568644" text:style-name="Index_20_Link" text:visited-style-name="Index_20_Link">Modélisation des l'interface<text:tab/>8</text:a></text:p>
          <text:p text:style-name="P39"><text:a xlink:type="simple" xlink:href="#__RefHeading__855_1934568644" text:style-name="Index_20_Link" text:visited-style-name="Index_20_Link">Interaction avec les système<text:tab/>8</text:a></text:p>
          <text:p text:style-name="P38"><text:a xlink:type="simple" xlink:href="#__RefHeading__857_1934568644" text:style-name="Index_20_Link" text:visited-style-name="Index_20_Link">Composants Systèmes<text:tab/>8</text:a></text:p>
          <text:p text:style-name="P39"><text:a xlink:type="simple" xlink:href="#__RefHeading__859_1934568644" text:style-name="Index_20_Link" text:visited-style-name="Index_20_Link">Postes clients<text:tab/>8</text:a></text:p>
          <text:p text:style-name="P39"><text:a xlink:type="simple" xlink:href="#__RefHeading__861_1934568644" text:style-name="Index_20_Link" text:visited-style-name="Index_20_Link">Serveurs<text:tab/>9</text:a></text:p>
          <text:p text:style-name="P38"><text:a xlink:type="simple" xlink:href="#__RefHeading__863_1934568644" text:style-name="Index_20_Link" text:visited-style-name="Index_20_Link">Architecture matérielle<text:tab/>9</text:a></text:p>
          <text:p text:style-name="P39"><text:a xlink:type="simple" xlink:href="#__RefHeading__865_1934568644" text:style-name="Index_20_Link" text:visited-style-name="Index_20_Link">Serveurs<text:tab/>9</text:a></text:p>
          <text:p text:style-name="P39"><text:a xlink:type="simple" xlink:href="#__RefHeading__867_1934568644" text:style-name="Index_20_Link" text:visited-style-name="Index_20_Link">Sauvegarde<text:tab/>9</text:a></text:p>
        </text:index-body>
      </text:table-of-content>
      <text:p text:style-name="P7"/>
      <text:p text:style-name="P11"/>
      <text:h text:style-name="Heading_20_1" text:outline-level="1"><text:bookmark-start text:name="__RefHeading__585_1934568644"/>Formalisation du besoin<text:bookmark-end text:name="__RefHeading__585_1934568644"/></text:h>
      <text:p text:style-name="Standard"/>
      <text:h text:style-name="Heading_20_2" text:outline-level="2"><text:bookmark-start text:name="__RefHeading__417_1934568644"/>Description du projet<text:bookmark-end text:name="__RefHeading__417_1934568644"/></text:h>
      <text:p text:style-name="Text_20_body"/>
      <text:h text:style-name="Heading_20_3" text:outline-level="3"><text:bookmark-start text:name="__RefHeading__419_1934568644"/>Objectif<text:bookmark-end text:name="__RefHeading__419_1934568644"/></text:h>
      <text:p text:style-name="Text_20_body">Créer une application de gestion de <text:span text:style-name="T3">collection de bandes dessinées.</text:span></text:p>
      <text:p text:style-name="Text_20_body"/>
      <text:h text:style-name="Heading_20_3" text:outline-level="3"><text:bookmark-start text:name="__RefHeading__421_1934568644"/>Demandeur<text:bookmark-end text:name="__RefHeading__421_1934568644"/></text:h>
      <text:p text:style-name="P12">Néant</text:p>
      <text:p text:style-name="P6"/>
      <text:h text:style-name="Heading_20_3" text:outline-level="3"><text:bookmark-start text:name="__RefHeading__423_1934568644"/>Existant<text:bookmark-end text:name="__RefHeading__423_1934568644"/></text:h>
      <text:p text:style-name="P6">N<text:span text:style-name="T1">éant.</text:span></text:p>
      <text:p text:style-name="P6"/>
      <text:h text:style-name="Heading_20_3" text:outline-level="3"><text:bookmark-start text:name="__RefHeading__425_1934568644"/>Description générale<text:bookmark-end text:name="__RefHeading__425_1934568644"/></text:h>
      <text:p text:style-name="P6">L'application doit permettre <text:span text:style-name="T2">de gérer une base d'albums existant et une base d'exemplaires possédés.</text:span></text:p>
      <text:p text:style-name="P6"/>
      <text:h text:style-name="Heading_20_3" text:outline-level="3"><text:bookmark-start text:name="__RefHeading__427_1934568644"/>Utilisateurs<text:bookmark-end text:name="__RefHeading__427_1934568644"/></text:h>
      <text:p text:style-name="P12">Un collectionneur.</text:p>
      <text:p text:style-name="P6"/>
      <text:h text:style-name="Heading_20_2" text:outline-level="2"><text:bookmark-start text:name="__RefHeading__429_1934568644"/>Description des fonctionnalités<text:bookmark-end text:name="__RefHeading__429_1934568644"/></text:h>
      <text:p text:style-name="Text_20_body"/>
      <text:h text:style-name="Heading_20_3" text:outline-level="3"><text:bookmark-start text:name="__RefHeading__431_1934568644"/>Fonctionnalités minimale attendues<text:bookmark-end text:name="__RefHeading__431_1934568644"/></text:h>
      <text:p text:style-name="P5"/>
      <text:p text:style-name="Text_20_body">1 _ A<text:span text:style-name="T4">jouter/modifier/supprimer des albums dans la base de données.</text:span></text:p>
      <text:p text:style-name="P17">2_ Ajouter/modifier/supprimer des exemplaires possédés.</text:p>
      <text:p text:style-name="P17">3_ Lister l'ensemble des albums en base.</text:p>
      <text:p text:style-name="P17"><text:soft-page-break/>4_ <text:s/>Lister l'ensemble des exemplaires possédés.</text:p>
      <text:p text:style-name="P17">5_ <text:s/>Lister l'ensemble des exemplaires possédés dans une série donnée.</text:p>
      <text:p text:style-name="P17">6_ <text:s/>Lister les albums manquants dans une série.</text:p>
      <text:p text:style-name="Text_20_body"/>
      <text:p text:style-name="Text_20_body"/>
      <text:p text:style-name="Text_20_body"/>
      <text:h text:style-name="Heading_20_2" text:outline-level="2"><text:bookmark-start text:name="__RefHeading__433_1934568644"/>Informations utiles<text:bookmark-end text:name="__RefHeading__433_1934568644"/></text:h>
      <text:h text:style-name="Heading_20_2" text:outline-level="2"/>
      <text:h text:style-name="Heading_20_3" text:outline-level="3"><text:bookmark-start text:name="__RefHeading__435_1934568644"/>Nombre d'utilisateurs<text:bookmark-end text:name="__RefHeading__435_1934568644"/></text:h>
      <text:p text:style-name="Text_20_body">Inconu</text:p>
      <text:h text:style-name="Heading_20_2" text:outline-level="2"/>
      <text:h text:style-name="Heading_20_3" text:outline-level="3"><text:bookmark-start text:name="__RefHeading__437_1934568644"/>Nombre d'administrateurs<text:bookmark-end text:name="__RefHeading__437_1934568644"/></text:h>
      <text:p text:style-name="P18">Inconu</text:p>
      <text:h text:style-name="Heading_20_2" text:outline-level="2"/>
      <text:h text:style-name="Heading_20_3" text:outline-level="3"><text:bookmark-start text:name="__RefHeading__439_1934568644"/>Volumétrie<text:bookmark-end text:name="__RefHeading__439_1934568644"/></text:h>
      <text:p text:style-name="P18">Inconu</text:p>
      <text:h text:style-name="Heading_20_2" text:outline-level="2"/>
      <text:h text:style-name="Heading_20_3" text:outline-level="3"><text:bookmark-start text:name="__RefHeading__441_1934568644"/>Sauvegarde<text:bookmark-end text:name="__RefHeading__441_1934568644"/></text:h>
      <text:p text:style-name="P13">Base de données.</text:p>
      <text:p text:style-name="P6"/>
      <text:h text:style-name="Heading_20_3" text:outline-level="3"><text:bookmark-start text:name="__RefHeading__443_1934568644"/>Indisponibilité<text:bookmark-end text:name="__RefHeading__443_1934568644"/></text:h>
      <text:p text:style-name="P14">Inconu</text:p>
      <text:p text:style-name="P6"/>
      <text:h text:style-name="Heading_20_3" text:outline-level="3"><text:bookmark-start text:name="__RefHeading__445_1934568644"/>Sécurité<text:bookmark-end text:name="__RefHeading__445_1934568644"/></text:h>
      <text:p text:style-name="P18">Inconu</text:p>
      <text:p text:style-name="P19">Possibilité de rajouter un mot de passe avec une gestion des utilisateurs.</text:p>
      <text:p text:style-name="P6"><text:soft-page-break/></text:p>
      <text:h text:style-name="Heading_20_2" text:outline-level="2"><text:bookmark-start text:name="__RefHeading__447_1934568644"/>Moyens mis en œuvre<text:bookmark-end text:name="__RefHeading__447_1934568644"/></text:h>
      <text:h text:style-name="Heading_20_3" text:outline-level="3"><text:bookmark-start text:name="__RefHeading__449_1934568644"/>Budget<text:bookmark-end text:name="__RefHeading__449_1934568644"/></text:h>
      <text:p text:style-name="P18">Inconu</text:p>
      <text:h text:style-name="Heading_20_2" text:outline-level="2"/>
      <text:h text:style-name="Heading_20_3" text:outline-level="3"><text:bookmark-start text:name="__RefHeading__451_1934568644"/>Formation<text:bookmark-end text:name="__RefHeading__451_1934568644"/></text:h>
      <text:p text:style-name="P18">Inconu</text:p>
      <text:h text:style-name="Heading_20_2" text:outline-level="2"/>
      <text:h text:style-name="Heading_20_3" text:outline-level="3"><text:bookmark-start text:name="__RefHeading__453_1934568644"/>Ressources humaines<text:bookmark-end text:name="__RefHeading__453_1934568644"/></text:h>
      <text:p text:style-name="P14">Inconu</text:p>
      <text:p text:style-name="Title"/>
      <text:h text:style-name="P34" text:outline-level="1"><text:bookmark-start text:name="__RefHeading__587_1934568644"/>Cahier des Charges détaillé<text:bookmark-end text:name="__RefHeading__587_1934568644"/></text:h>
      <text:p text:style-name="Text_20_body"/>
      <text:h text:style-name="Heading_20_2" text:outline-level="2"><text:bookmark-start text:name="__RefHeading__455_1934568644"/>Description générale<text:bookmark-end text:name="__RefHeading__455_1934568644"/></text:h>
      <text:h text:style-name="Heading_20_3" text:outline-level="3"><text:bookmark-start text:name="__RefHeading__457_1934568644"/>Objectif<text:bookmark-end text:name="__RefHeading__457_1934568644"/></text:h>
      <text:p text:style-name="P18">Créer une application de gestion de <text:span text:style-name="T3">collection de bandes dessinées.</text:span></text:p>
      <text:h text:style-name="Heading_20_3" text:outline-level="3"><text:bookmark-start text:name="__RefHeading__459_1934568644"/>Principes généraux<text:bookmark-end text:name="__RefHeading__459_1934568644"/></text:h>
      <text:p text:style-name="P15">L'application doit permettre <text:span text:style-name="T2">de gérer une base d'albums existant et une base d'exemplaires possédés.</text:span></text:p>
      <text:h text:style-name="Heading_20_2" text:outline-level="2"><text:bookmark-start text:name="__RefHeading__461_1934568644"/>Description des fonctionnalités<text:bookmark-end text:name="__RefHeading__461_1934568644"/></text:h>
      <text:p text:style-name="P23">1 _ <text:span text:style-name="T11">Gérer (</text:span>A<text:span text:style-name="T4">jouter/modifier/supprimer) les albums de la base de données.</text:span></text:p>
      <text:p text:style-name="P23"><text:tab/><text:span text:style-name="T14">L'application doit permettre de sélectionner un album pour le modifier ou le supprimer.</text:span></text:p>
      <text:p text:style-name="P32"><text:tab/><text:span text:style-name="T13">De même elle doit permettre d'ajouter un nouvel album</text:span></text:p>
      <text:p text:style-name="P21">2_ <text:span text:style-name="T11">Gérer (</text:span>Ajouter/modifier/supprimer<text:span text:style-name="T11">)</text:span> les exemplaires possédés <text:span text:style-name="T12">dans la base de données</text:span>.</text:p>
      <text:p text:style-name="P22"><text:tab/><text:span text:style-name="T14">L'application doit permettre de sélectionner un exemplaire pour le modifier ou le supprimer.</text:span></text:p>
      <text:p text:style-name="P33"><text:tab/><text:span text:style-name="T13">De même elle doit permettre d'ajouter un nouvel <text:s/>exemplaire</text:span></text:p>
      <text:p text:style-name="P20">3_ Lister l'ensemble des albums en base.</text:p>
      <text:p text:style-name="P20"><text:tab/><text:span text:style-name="T14">L'application</text:span><text:span text:style-name="T13"> </text:span><text:span text:style-name="T14">doit permettre l'affichage de la liste complète des albums de la base</text:span></text:p>
      <text:p text:style-name="P20">4_ <text:s/>Lister l'ensemble des exemplaires possédés.</text:p>
      <text:p text:style-name="P22"><text:tab/><text:span text:style-name="T14">L'application</text:span><text:span text:style-name="T13"> </text:span><text:span text:style-name="T14">doit permettre l'affichage de la liste complète des exemplaires </text:span></text:p>
      <text:p text:style-name="P20">5_ <text:s/>Lister l'ensemble des exemplaires possédés dans une série donnée.</text:p>
      <text:p text:style-name="P20">6_ <text:s/>Lister les albums manquants dans une série.</text:p>
      <text:p text:style-name="Text_20_body"/>
      <text:p text:style-name="Text_20_body"/>
      <text:h text:style-name="Heading_20_3" text:outline-level="3"><text:bookmark-start text:name="__RefHeading__463_1934568644"/>Description des flux<text:bookmark-end text:name="__RefHeading__463_1934568644"/></text:h>
      <text:p text:style-name="Standard">(diagramme <text:span text:style-name="T5">séquence ou </text:span>état transition, <text:span text:style-name="T5">diagramme d'activité pour décrire le workflow</text:span>)</text:p>
      <text:h text:style-name="Heading_20_3" text:outline-level="3"><text:bookmark-start text:name="__RefHeading__465_1934568644"/>Story board<text:bookmark-end text:name="__RefHeading__465_1934568644"/></text:h>
      <text:p text:style-name="P16">(maquette des écrans, <text:span text:style-name="T6">enchaînement des écrans de l'appli)</text:span></text:p>
      <text:h text:style-name="Heading_20_2" text:outline-level="2"><text:soft-page-break/></text:h>
      <text:h text:style-name="Heading_20_2" text:outline-level="2"/>
      <text:h text:style-name="Heading_20_2" text:outline-level="2"/>
      <text:p text:style-name="Text_20_body"/>
      <text:h text:style-name="Heading_20_3" text:outline-level="3"><text:bookmark-start text:name="__RefHeading__467_1934568644"/>Données<text:bookmark-end text:name="__RefHeading__467_1934568644"/></text:h>
      <text:p text:style-name="Heading">Structure de l'information</text:p>
      <text:p text:style-name="Standard"><text:span text:style-name="T7">(</text:span>schéma Merise<text:span text:style-name="T7">)</text:span></text:p>
      <text:p text:style-name="Heading"><text:bookmark-start text:name="__RefHeading__471_1934568644"/>Description de l'information<text:bookmark-end text:name="__RefHeading__471_1934568644"/></text:p>
      <text:p text:style-name="Standard">pour chaque type d'info décrire <text:span text:style-name="T8">liste des infos et type des données</text:span></text:p>
      <text:p text:style-name="Standard"/>
      <text:p text:style-name="Standard"/>
      <text:p text:style-name="Text_20_body"/>
      <text:h text:style-name="P35" text:outline-level="1"><text:bookmark-start text:name="__RefHeading__833_1934568644"/>Spécifications techniques<text:bookmark-end text:name="__RefHeading__833_1934568644"/></text:h>
      <text:p text:style-name="P24"/>
      <text:h text:style-name="Heading_20_2" text:outline-level="2"><text:bookmark-start text:name="__RefHeading__835_1934568644"/>Spécifications logicielles<text:bookmark-end text:name="__RefHeading__835_1934568644"/></text:h>
      <text:h text:style-name="Heading_20_3" text:outline-level="3"><text:bookmark-start text:name="__RefHeading__837_1934568644"/>Algorithmes<text:bookmark-end text:name="__RefHeading__837_1934568644"/></text:h>
      <text:h text:style-name="Heading_20_3" text:outline-level="3"><text:bookmark-start text:name="__RefHeading__839_1934568644"/>Règles de nommage<text:bookmark-end text:name="__RefHeading__839_1934568644"/></text:h>
      <text:h text:style-name="Heading_20_3" text:outline-level="3"><text:bookmark-start text:name="__RefHeading__841_1934568644"/>Structure des répertoires<text:bookmark-end text:name="__RefHeading__841_1934568644"/></text:h>
      <text:p text:style-name="P31">Définition des packages</text:p>
      <text:p text:style-name="P31"/>
      <text:h text:style-name="Heading_20_3" text:outline-level="3"><text:bookmark-start text:name="__RefHeading__843_1934568644"/>Informations complémentaires<text:bookmark-end text:name="__RefHeading__843_1934568644"/></text:h>
      <text:h text:style-name="Heading_20_2" text:outline-level="2"><text:bookmark-start text:name="__RefHeading__845_1934568644"/>Spécifications Données<text:bookmark-end text:name="__RefHeading__845_1934568644"/></text:h>
      <text:h text:style-name="Heading_20_3" text:outline-level="3"><text:bookmark-start text:name="__RefHeading__847_1934568644"/>Description des données<text:bookmark-end text:name="__RefHeading__847_1934568644"/></text:h>
      <text:p text:style-name="P30">Diagramme de classes</text:p>
      <text:p text:style-name="P30"/>
      <text:p text:style-name="P10">L'<text:span text:style-name="T10">International Standard Book Number</text:span> (<text:span text:style-name="T9">ISBN</text:span>) ou <text:span text:style-name="T9">Numéro international normalisé du livre</text:span> est un numéro international qui permet d’identifier de manière unique chaque édition de chaque livre publié, que son support soit numérique ou sur papier<text:bookmark text:name="cite_ref-1"/><text:a xlink:type="simple" xlink:href="https://fr.wikipedia.org/wiki/International_Standard_Book_Number#cite_note-1" text:style-name="Internet_20_link" text:visited-style-name="Visited_20_Internet_20_Link">1</text:a>. Il est destiné à simplifier la gestion informatique pour tous les intervenants de la chaîne du livre (imprimeur, éditeur, libraire, bibliothèque, ).</text:p>
      <text:p text:style-name="P30"/>
      <text:h text:style-name="Heading_20_3" text:outline-level="3"><text:bookmark-start text:name="__RefHeading__849_1934568644"/>Structure<text:bookmark-end text:name="__RefHeading__849_1934568644"/></text:h>
      <text:p text:style-name="P30">Modèle physique de données de la base de données</text:p>
      <text:h text:style-name="Heading_20_2" text:outline-level="2"><text:bookmark-start text:name="__RefHeading__851_1934568644"/>Interface/flux<text:bookmark-end text:name="__RefHeading__851_1934568644"/></text:h>
      <text:h text:style-name="Heading_20_3" text:outline-level="3"><text:bookmark-start text:name="__RefHeading__853_1934568644"/>Modélisation des l'interface<text:bookmark-end text:name="__RefHeading__853_1934568644"/></text:h>
      <text:p text:style-name="P29">Diagramme de classes pour l'interface</text:p>
      <text:p text:style-name="P29">Diagramme d'état transition ?</text:p>
      <text:h text:style-name="Heading_20_3" text:outline-level="3"><text:bookmark-start text:name="__RefHeading__855_1934568644"/>Interaction avec les système<text:bookmark-end text:name="__RefHeading__855_1934568644"/></text:h>
      <text:p text:style-name="P29">Diegramme séquence système</text:p>
      <text:h text:style-name="Heading_20_2" text:outline-level="2"><text:bookmark-start text:name="__RefHeading__857_1934568644"/><text:soft-page-break/>Composants Systèmes<text:bookmark-end text:name="__RefHeading__857_1934568644"/></text:h>
      <text:h text:style-name="Heading_20_3" text:outline-level="3"><text:bookmark-start text:name="__RefHeading__859_1934568644"/>Postes clients<text:bookmark-end text:name="__RefHeading__859_1934568644"/></text:h>
      <text:p text:style-name="P27">Serveur Tomcat</text:p>
      <text:p text:style-name="P27">php_MyAdmin</text:p>
      <text:h text:style-name="Heading_20_3" text:outline-level="3"><text:bookmark-start text:name="__RefHeading__861_1934568644"/>Serveurs<text:bookmark-end text:name="__RefHeading__861_1934568644"/></text:h>
      <text:p text:style-name="P28">Pas d'installation spécifique. Localhost</text:p>
      <text:h text:style-name="Heading_20_2" text:outline-level="2"><text:bookmark-start text:name="__RefHeading__863_1934568644"/>Architecture matérielle<text:bookmark-end text:name="__RefHeading__863_1934568644"/></text:h>
      <text:h text:style-name="Heading_20_3" text:outline-level="3"><text:bookmark-start text:name="__RefHeading__865_1934568644"/>Serveurs<text:bookmark-end text:name="__RefHeading__865_1934568644"/></text:h>
      <text:p text:style-name="P25">Utilisation en localhost seulement.</text:p>
      <text:p text:style-name="P25">Pas de matériel à prévoir.</text:p>
      <text:h text:style-name="Heading_20_3" text:outline-level="3"><text:bookmark-start text:name="__RefHeading__867_1934568644"/>Sauvegarde<text:bookmark-end text:name="__RefHeading__867_1934568644"/></text:h>
      <text:p text:style-name="P26">Pas de matériel spécifique à prévoir.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 </meta:initial-creator>
    <meta:creation-date>2017-01-03T13:53:07.577023117</meta:creation-date>
    <dc:date>2017-05-10T13:48:06.355798777</dc:date>
    <dc:creator>stag </dc:creator>
    <meta:editing-duration>PT6H20S</meta:editing-duration>
    <meta:editing-cycles>109</meta:editing-cycles>
    <meta:generator>LibreOffice/4.3.3.2$Linux_X86_64 LibreOffice_project/430m0$Build-2</meta:generator>
    <meta:document-statistic meta:table-count="0" meta:image-count="0" meta:object-count="0" meta:page-count="9" meta:paragraph-count="155" meta:word-count="639" meta:character-count="4534" meta:non-whitespace-character-count="4034"/>
  </office:meta>
</office:document-meta>
</file>